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NICEMEDIA</text:p>
      <text:p text:style-name="Normal"/>
      <text:p text:style-name="Normal">This is a simple Next.js demo for NICEMEDIA – the social platform with VPN rewards, live features, and login by Gmail or phone numb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isub479@gmail.com</meta:initial-creator>
    <dc:creator>hamisub479@gmail.com</dc:creator>
    <meta:creation-date>2025-07-27T11:05:00Z</meta:creation-date>
    <dc:date>2025-07-27T11:05:00Z</dc:date>
    <meta:template xlink:href="Normal.dotm" xlink:type="simple"/>
    <meta:editing-cycles>4</meta:editing-cycles>
    <meta:editing-duration>PT60S</meta:editing-duration>
    <meta:document-statistic meta:page-count="1" meta:paragraph-count="1" meta:word-count="22" meta:character-count="147" meta:row-count="1" meta:non-whitespace-character-count="126"/>
  </office:meta>
</office:document-meta>
</file>